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PT" officeooo:rsid="00143303" officeooo:paragraph-rsid="00143303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pt" fo:country="PT" officeooo:rsid="00143303" officeooo:paragraph-rsid="00143303"/>
    </style:style>
    <style:style style:name="P3" style:family="paragraph" style:parent-style-name="Standard" style:list-style-name="L2">
      <style:paragraph-properties fo:text-align="justify" style:justify-single-word="false"/>
      <style:text-properties fo:language="pt" fo:country="PT" officeooo:rsid="00143303" officeooo:paragraph-rsid="00148b14"/>
    </style:style>
    <style:style style:name="P4" style:family="paragraph" style:parent-style-name="Standard" style:list-style-name="L2">
      <style:paragraph-properties fo:text-align="justify" style:justify-single-word="false"/>
      <style:text-properties fo:language="pt" fo:country="PT" officeooo:rsid="00143303" officeooo:paragraph-rsid="0017dbf3"/>
    </style:style>
    <style:style style:name="P5" style:family="paragraph" style:parent-style-name="Standard" style:list-style-name="L2">
      <style:paragraph-properties fo:text-align="justify" style:justify-single-word="false"/>
      <style:text-properties fo:language="pt" fo:country="PT" officeooo:rsid="00148b14" officeooo:paragraph-rsid="00148b14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pt" fo:country="PT" officeooo:rsid="00166020" officeooo:paragraph-rsid="00166020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pt" fo:country="PT" officeooo:rsid="0017dbf3" officeooo:paragraph-rsid="0017dbf3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pt" fo:country="PT" officeooo:rsid="0017dbf3" officeooo:paragraph-rsid="0018fe95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pt" fo:country="PT" officeooo:rsid="0018fe95" officeooo:paragraph-rsid="0018fe95"/>
    </style:style>
    <style:style style:name="P10" style:family="paragraph" style:parent-style-name="Standard" style:list-style-name="L2">
      <style:paragraph-properties fo:text-align="justify" style:justify-single-word="false"/>
      <style:text-properties fo:language="pt" fo:country="PT" officeooo:rsid="001a4536" officeooo:paragraph-rsid="001a4536"/>
    </style:style>
    <style:style style:name="P11" style:family="paragraph" style:parent-style-name="Standard" style:list-style-name="L2">
      <style:paragraph-properties fo:text-align="justify" style:justify-single-word="false"/>
      <style:text-properties fo:language="pt" fo:country="PT" officeooo:rsid="001bbfb2" officeooo:paragraph-rsid="001f08a3"/>
    </style:style>
    <style:style style:name="P12" style:family="paragraph" style:parent-style-name="Standard" style:list-style-name="L2">
      <style:paragraph-properties fo:text-align="justify" style:justify-single-word="false"/>
      <style:text-properties fo:language="pt" fo:country="PT" officeooo:rsid="001f08a3" officeooo:paragraph-rsid="001f08a3"/>
    </style:style>
    <style:style style:name="P13" style:family="paragraph" style:parent-style-name="Standard" style:list-style-name="L2">
      <style:paragraph-properties fo:text-align="justify" style:justify-single-word="false"/>
      <style:text-properties fo:language="pt" fo:country="PT" officeooo:rsid="0020cbee" officeooo:paragraph-rsid="0020cbee"/>
    </style:style>
    <style:style style:name="T1" style:family="text">
      <style:text-properties officeooo:rsid="0015144a"/>
    </style:style>
    <style:style style:name="T2" style:family="text">
      <style:text-properties officeooo:rsid="0017dbf3"/>
    </style:style>
    <style:style style:name="T3" style:family="text">
      <style:text-properties officeooo:rsid="0018fe95"/>
    </style:style>
    <style:style style:name="T4" style:family="text">
      <style:text-properties officeooo:rsid="001ace63"/>
    </style:style>
    <style:style style:name="T5" style:family="text">
      <style:text-properties officeooo:rsid="001f08a3"/>
    </style:style>
    <style:style style:name="T6" style:family="text">
      <style:text-properties officeooo:rsid="001f16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SKILL</text:p>
      <text:p text:style-name="P1">Programação Orientada a Objeto</text:p>
      <text:p text:style-name="P1">Prof. Fernando Jorge Duarte</text:p>
      <text:p text:style-name="P1">Turma JAVA2</text:p>
      <text:p text:style-name="P1">Data: 2020-11-11</text:p>
      <text:p text:style-name="P1">Formando: Daniel Junior</text:p>
      <text:p text:style-name="P1"/>
      <text:p text:style-name="P1">Relatório de Análise de Projeto:</text:p>
      <text:p text:style-name="P1">Projeto: FigurasComComparableEComparator</text:p>
      <text:p text:style-name="P1"/>
      <text:p text:style-name="P1"/>
      <text:p text:style-name="P1"><text:tab/>O projeto contém 04 (quatro= packages. Irei abordá-los na ordem de apresentação, no momento de abertura do projeto no Netbeans.</text:p>
      <text:list xml:id="list3929838671" text:style-name="L1">
        <text:list-item>
          <text:p text:style-name="P2"><text:bookmark-start text:name="__DdeLink__1_3030852366"/>org.upskill.figuras_arraylist<text:bookmark-end text:name="__DdeLink__1_3030852366"/></text:p>
        </text:list-item>
        <text:list-item>
          <text:p text:style-name="P2">org.upskill.figuras_comparable</text:p>
        </text:list-item>
        <text:list-item>
          <text:p text:style-name="P2"><text:bookmark-start text:name="__DdeLink__61_1131083121"/>org.upskill.figuras_comparator</text:p>
        </text:list-item>
        <text:list-item>
          <text:p text:style-name="P2">org.upskill.figuras_equals<text:bookmark-end text:name="__DdeLink__61_1131083121"/></text:p>
        </text:list-item>
      </text:list>
      <text:p text:style-name="P1"/>
      <text:p text:style-name="P1">Sobre o<text:span text:style-name="T2">s</text:span> ite<text:span text:style-name="T2">ns acima</text:span>:</text:p>
      <text:list xml:id="list3817419301" text:style-name="L2">
        <text:list-item>
          <text:p text:style-name="P3"><text:span text:style-name="T2">Package: </text:span>org.upskill.figuras_arraylist</text:p>
          <text:list>
            <text:list-item>
              <text:p text:style-name="P5">Package contém 4 classes.</text:p>
            </text:list-item>
            <text:list-item>
              <text:p text:style-name="P5">3 Packages implementam uma hierarquia de classes. O package restante implementa a classe Main que irá fazer uso das Classes e métodos implementados na outras classes.</text:p>
            </text:list-item>
            <text:list-item>
              <text:p text:style-name="P5">Classe Figura e uma class abstrata:</text:p>
              <text:list>
                <text:list-item>
                  <text:p text:style-name="P5">Define o atributo cor para todas as suas subclasses,</text:p>
                </text:list-item>
                <text:list-item>
                  <text:p text:style-name="P5">Define também que todas as suas subclasses devem implementar o método para calćulo de área. </text:p>
                </text:list-item>
                <text:list-item>
                  <text:p text:style-name="P5">A cor por omissão das figuras será o cinzento.</text:p>
                </text:list-item>
              </text:list>
            </text:list-item>
            <text:list-item>
              <text:p text:style-name="P5">Classe Circulo e Retangulo:</text:p>
              <text:list>
                <text:list-item>
                  <text:p text:style-name="P5">Implementam o método calculo de área <text:span text:style-name="T1">da figura de acordo com a respectiva regra matemática.</text:span></text:p>
                </text:list-item>
                <text:list-item>
                  <text:p text:style-name="P6">Fazem sobrescrita ao método toString para que, a sua definição em texto humanamente legível, seja coerente com as propriedades da figura geométrica que representam.</text:p>
                </text:list-item>
              </text:list>
            </text:list-item>
            <text:list-item>
              <text:p text:style-name="P7">Classe Main:</text:p>
              <text:list>
                <text:list-item>
                  <text:p text:style-name="P7">Cria objetos instanciáveis, das classes mencionadas anteriormente, e os armazena num contentor do tipo interface List a conter objetos da Classe Figura. Este contentor é incializado como um ArrayList.</text:p>
                </text:list-item>
                <text:list-item>
                  <text:p text:style-name="P7">Os objetos são, então, adicionados ao contentor por meio do método add.</text:p>
                </text:list-item>
                <text:list-item>
                  <text:p text:style-name="P7">O contentor é percorrido inteiramente duas vezes, sendo utilizado 02 (dois) métodos disintos para tal:</text:p>
                  <text:list>
                    <text:list-item>
                      <text:p text:style-name="P7">For </text:p>
                      <text:list>
                        <text:list-item>
                          <text:p text:style-name="P7">Inicializado uma varíavel que servirá de índice para aceder aos objetos do contentor e imprimir uma string formada, que entre outros, apresenta a área calculada.</text:p>
                        </text:list-item>
                      </text:list>
                    </text:list-item>
                    <text:list-item>
                      <text:p text:style-name="P7">ForEach</text:p>
                      <text:list>
                        <text:list-item>
                          <text:p text:style-name="P7">Este método tem por característica criar uma variável do tipo do objeto contido, e assim podemos aceder diretamente o conteúdo do objeto referenciado por esta e utilizar seus métodos, sem a necessidade de um índice. Essa forma de percorrer o cursor, varre o contento do item 0 a último item (arrayList.size() - 1) <text:soft-page-break/>implicitamente. É mais intuitivo para quando pensamos em olhar todas as páginas de um livro, por exemplo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Package: org.upskill.figuras_comparable</text:p>
          <text:list>
            <text:list-item>
              <text:p text:style-name="P7">Possui a mesma estrutura “física” e lógica do package anterior: 4 Classes – 1 main, 3 Classes (dessas 3, uma superclass abstrata e duas subclasses instanciáveis)</text:p>
            </text:list-item>
            <text:list-item>
              <text:p text:style-name="P7">A Classe figura implementa a interface Comparable. O que vem a ser uma mais valia, em termos de performance, para ordenação (por um simples atributo) de Contentores (ArrayList, neste caso).</text:p>
              <text:list>
                <text:list-item>
                  <text:p text:style-name="P7">A interface comparable tem por característica permitir a comparação somente por um atributo de um contentor. </text:p>
                </text:list-item>
                <text:list-item>
                  <text:p text:style-name="P8">Tomando a Classe Figura, fazemos as comparações por meio do valor de área de dois objetos submetidos à esta comparação.</text:p>
                </text:list-item>
                <text:list-item>
                  <text:p text:style-name="P8"><text:span text:style-name="T3">Essa comparação ocorre por meio do métodos:</text:span></text:p>
                  <text:list>
                    <text:list-item>
                      <text:p text:style-name="P9">compareTo – que fornece as bases de comparação entre dois elementos do contentor. <text:span text:style-name="T5">Neste caso, de forma crescente.</text:span></text:p>
                    </text:list-item>
                    <text:list-item>
                      <text:p text:style-name="P9">Collections.sort – que irá percorrer o contentor e ordernar <text:s/>(merge sort) os elementos baseado no método compareT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org.upskill.figuras_comparator</text:p>
          <text:list>
            <text:list-item>
              <text:p text:style-name="P10">Estrutura semelhante ao anterior (4 Classes: 1 Main, 1 Abstract Figura, 2 subclasses Circ e Rect)</text:p>
            </text:list-item>
            <text:list-item>
              <text:p text:style-name="P10">Classe Figura não implementa <text:span text:style-name="T4">o método compareTo.</text:span></text:p>
            </text:list-item>
            <text:list-item>
              <text:p text:style-name="P11">Classe Main, <text:span text:style-name="T5">novamente cria os objetos do super tipo Figura e os armazena num contentor List instanciado como ArrayList.</text:span></text:p>
            </text:list-item>
            <text:list-item>
              <text:p text:style-name="P11"><text:span text:style-name="T5">Classe Main cria uma classe Anônima que Implementa a interface Comparator.</text:span> </text:p>
              <text:list>
                <text:list-item>
                  <text:p text:style-name="P12">Esta classe anônima utiliza como método de comparação (entre objetos) a área das Figuras. Neste caso, em área crescente.</text:p>
                </text:list-item>
              </text:list>
            </text:list-item>
            <text:list-item>
              <text:p text:style-name="P11"><text:span text:style-name="T5">Classe Main cria uma outra classe Anônima que também Implementa a interface Comparator.</text:span> </text:p>
              <text:list>
                <text:list-item>
                  <text:p text:style-name="P12">Esta classe <text:span text:style-name="T6">anónima</text:span> utiliza como método de comparação (entre objetos) a área das Figuras. Neste caso, em área decrescente.</text:p>
                </text:list-item>
              </text:list>
            </text:list-item>
            <text:list-item>
              <text:p text:style-name="P12">Concluímos a classe, com a invocação do método Sort da interface Collections, para ordernar o contentor figuras, de forma decrescente.</text:p>
            </text:list-item>
            <text:list-item>
              <text:p text:style-name="P12">Em seguida, <text:span text:style-name="T6">utilizamos o primeiro criterio (definido como ordem crescente, na ordenação), como argumento do Método Sort da Classe Collections, e como argumento de critério passamos o método Collections.reverseOrder(com o criterio1), que irá então ordenar de forma inversa ao critério (nesse caso: critério crescente, resultado decrescente) informado.</text:span></text:p>
            </text:list-item>
          </text:list>
        </text:list-item>
        <text:list-item>
          <text:p text:style-name="P4">org.upskill.figuras_equals</text:p>
          <text:list>
            <text:list-item>
              <text:p text:style-name="P13">Basicamente o mesmo processo e estrutura descritos acima.</text:p>
            </text:list-item>
            <text:list-item>
              <text:p text:style-name="P13">Entretanto, fazemos uso do método equals, da Class Object para comparar dois objetos. </text:p>
            </text:list-item>
            <text:list-item>
              <text:p text:style-name="P13">Se compreendi bem a idéia, idealmente devemos implementar nossa própria versão (override) do método equals, para que este tenha condições de fazer comparações significativas entre objetos do mesmo tipo ou equiparávei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09:30:00.060849869</meta:creation-date>
    <dc:date>2020-11-11T12:16:42.016275208</dc:date>
    <meta:editing-duration>PT1H12M36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54" meta:word-count="722" meta:character-count="4709" meta:non-whitespace-character-count="4074"/>
  </office:meta>
</office:document-meta>
</file>